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3.3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4.4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4.841cm" svg:height="2.5cm" svg:x="9.659cm" svg:y="2.5cm">
          <draw:text-box>
            <text:p>Extract plain</text:p>
            <text:p>text from native</text:p>
            <text:p>format</text:p>
          </draw:text-box>
        </draw:frame>
        <draw:frame draw:style-name="gr2" draw:layer="layout" svg:width="3.882cm" svg:height="1.962cm" svg:x="9.618cm" svg:y="6.038cm">
          <draw:text-box>
            <text:p>Extract</text:p>
            <text:p>keywords</text:p>
          </draw:text-box>
        </draw:frame>
        <draw:frame draw:style-name="gr3" draw:layer="layout" svg:width="4.944cm" svg:height="3.095cm" svg:x="4.056cm" svg:y="14cm">
          <draw:text-box>
            <text:p>Build feature </text:p>
            <text:p>vector based</text:p>
            <text:p>on keywords</text:p>
            <text:p>frequency</text:p>
          </draw:text-box>
        </draw:frame>
        <draw:frame draw:style-name="gr4" draw:layer="layout" svg:width="7.932cm" svg:height="3.095cm" svg:x="9.6cm" svg:y="19.227cm">
          <draw:text-box>
            <text:p>Compare feature vectors</text:p>
            <text:p>of books with each other,</text:p>
            <text:p>using cosine distance as a</text:p>
            <text:p>measure of similarity</text:p>
          </draw:text-box>
        </draw:frame>
        <draw:line draw:style-name="gr5" draw:text-style-name="P1" draw:layer="layout" svg:x1="9.5cm" svg:y1="5cm" svg:x2="9.5cm" svg:y2="2.5cm">
          <text:p/>
        </draw:line>
        <draw:frame draw:style-name="gr4" draw:layer="layout" svg:width="6.776cm" svg:height="0.962cm" svg:x="6.5cm" svg:y="1.5cm">
          <draw:text-box>
            <text:p>Books in native format</text:p>
          </draw:text-box>
        </draw:frame>
        <draw:line draw:style-name="gr5" draw:text-style-name="P1" draw:layer="layout" svg:x1="8.5cm" svg:y1="10cm" svg:x2="9.5cm" svg:y2="8cm">
          <text:p/>
        </draw:line>
        <draw:line draw:style-name="gr5" draw:text-style-name="P1" draw:layer="layout" svg:x1="11.5cm" svg:y1="13.5cm" svg:x2="11.5cm" svg:y2="11cm">
          <text:p/>
        </draw:line>
        <draw:line draw:style-name="gr5" draw:text-style-name="P1" draw:layer="layout" svg:x1="9.5cm" svg:y1="18cm" svg:x2="9.5cm" svg:y2="16.5cm">
          <text:p/>
        </draw:line>
        <draw:line draw:style-name="gr5" draw:text-style-name="P1" draw:layer="layout" svg:x1="9.5cm" svg:y1="22.5cm" svg:x2="9.5cm" svg:y2="19.2cm">
          <text:p/>
        </draw:line>
        <draw:frame draw:style-name="gr4" draw:layer="layout" svg:width="7.656cm" svg:height="0.962cm" svg:x="6.118cm" svg:y="5.038cm">
          <draw:text-box>
            <text:p>Books in plain-text format</text:p>
          </draw:text-box>
        </draw:frame>
        <draw:line draw:style-name="gr6" draw:text-style-name="P1" draw:layer="layout" svg:x1="9.5cm" svg:y1="8cm" svg:x2="9.5cm" svg:y2="6cm">
          <text:p/>
        </draw:line>
        <draw:line draw:style-name="gr5" draw:text-style-name="P1" draw:layer="layout" svg:x1="10.5cm" svg:y1="10cm" svg:x2="9.5cm" svg:y2="8cm">
          <text:p/>
        </draw:line>
        <draw:frame draw:style-name="gr4" draw:layer="layout" svg:width="3.283cm" svg:height="0.962cm" svg:x="6.217cm" svg:y="10.038cm">
          <draw:text-box>
            <text:p>Keywords</text:p>
          </draw:text-box>
        </draw:frame>
        <draw:frame draw:style-name="gr4" draw:layer="layout" svg:width="3.622cm" svg:height="0.962cm" svg:x="10cm" svg:y="10.038cm">
          <draw:text-box>
            <text:p>Vacabulary</text:p>
          </draw:text-box>
        </draw:frame>
        <draw:frame draw:style-name="gr2" draw:layer="layout" svg:width="3.882cm" svg:height="1.962cm" svg:x="11.618cm" svg:y="11.038cm">
          <draw:text-box>
            <text:p>Filter stop</text:p>
            <text:p>words</text:p>
          </draw:text-box>
        </draw:frame>
        <draw:frame draw:style-name="gr4" draw:layer="layout" svg:width="4.786cm" svg:height="1.673cm" svg:x="9.878cm" svg:y="13.538cm">
          <draw:text-box>
            <text:p>Vacabulary w/o</text:p>
            <text:p>stop-words</text:p>
          </draw:text-box>
        </draw:frame>
        <draw:line draw:style-name="gr6" draw:text-style-name="P1" draw:layer="layout" svg:x1="11.5cm" svg:y1="15.5cm" svg:x2="9.5cm" svg:y2="16.5cm">
          <text:p/>
        </draw:line>
        <draw:line draw:style-name="gr6" draw:text-style-name="P1" draw:layer="layout" svg:x1="8cm" svg:y1="11.5cm" svg:x2="9.5cm" svg:y2="16.5cm">
          <text:p/>
        </draw:line>
        <draw:frame draw:style-name="gr4" draw:layer="layout" svg:width="9.189cm" svg:height="0.962cm" svg:x="5.311cm" svg:y="18.1cm">
          <draw:text-box>
            <text:p>File with book's feature vectors</text:p>
          </draw:text-box>
        </draw:frame>
        <draw:frame draw:style-name="gr4" draw:text-style-name="P1" draw:layer="layout" svg:width="13.829cm" svg:height="0.962cm" svg:x="3.171cm" svg:y="22.538cm">
          <draw:text-box>
            <text:p text:style-name="P1">List of books, that correspods to the same bo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</meta:initial-creator>
    <meta:creation-date>2011-06-01T13:14:43</meta:creation-date>
    <dc:date>2011-08-08T21:47:49</dc:date>
    <dc:creator>Vladimir </dc:creator>
    <meta:editing-duration>PT41M45S</meta:editing-duration>
    <meta:editing-cycles>4</meta:editing-cycles>
    <meta:generator>LibreOffice/3.3$Unix LibreOffice_project/330m19$Build-202</meta:generator>
    <meta:document-statistic meta:object-count="21"/>
  </office:meta>
</office:document-meta>
</file>